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2.898in"/>
    </style:style>
    <style:style style:name="co7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svg:stroke-width="0.0402in" svg:stroke-color="#000000" draw:marker-start-width="0.1402in" draw:marker-end-width="0.1402in" draw:textarea-horizontal-align="center" draw:textarea-vertical-align="middle" fo:padding-top="0.0201in" fo:padding-bottom="0.0201in" fo:padding-left="0.0201in" fo:padding-right="0.0201in"/>
      <style:paragraph-properties fo:text-align="center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7358in" fo:min-width="2.8402in"/>
      <style:paragraph-properties fo:text-align="center"/>
    </style:style>
    <style:style style:name="gr3" style:family="graphic">
      <style:graphic-properties draw:fill="solid" draw:fill-color="#b4c7dc" draw:textarea-horizontal-align="justify" draw:textarea-vertical-align="middle" draw:auto-grow-height="false" fo:min-height="1.7673in" fo:min-width="3.3701in"/>
      <style:paragraph-properties fo:text-align="center"/>
    </style:style>
    <style:style style:name="gr4" style:family="graphic">
      <style:graphic-properties draw:fill-color="#999999" draw:textarea-horizontal-align="justify" draw:textarea-vertical-align="middle" draw:auto-grow-height="false" fo:min-height="0.0693in" fo:min-width="6.1953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0528in" fo:min-width="5.5492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0634in" fo:min-width="6.126in"/>
      <style:paragraph-properties fo:text-align="center"/>
    </style:style>
    <style:style style:name="gr7" style:family="graphic">
      <style:graphic-properties draw:fill-color="#999999" draw:textarea-horizontal-align="justify" draw:textarea-vertical-align="middle" draw:auto-grow-height="false" fo:min-height="0.0531in" fo:min-width="6.2681in"/>
      <style:paragraph-properties fo:text-align="center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4602in" fo:min-width="1.485in"/>
      <style:paragraph-properties fo:text-align="center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.4602in" fo:min-width="1.7016in"/>
      <style:paragraph-properties fo:text-align="center"/>
    </style:style>
    <style:style style:name="gr10" style:family="graphic">
      <style:graphic-properties draw:fill-color="#999999" draw:textarea-horizontal-align="justify" draw:textarea-vertical-align="middle" draw:auto-grow-height="false" fo:min-height="0.0528in" fo:min-width="6.268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638in" fo:min-width="6.126in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shapes>
          <draw:line draw:z-index="0" draw:name="Line 2" draw:style-name="gr1" draw:text-style-name="P1" svg:x1="13.3118in" svg:y1="2.0921in" svg:x2="13.3228in" svg:y2="11.2319in">
            <text:p/>
          </draw:line>
          <draw:custom-shape draw:z-index="1" draw:name="Shape 1" draw:style-name="gr2" draw:text-style-name="P3" svg:width="2.8402in" svg:height="1.7358in" svg:x="5.0516in" svg:y="0.5016in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z-index="2" draw:name="Shape 2" draw:style-name="gr3" draw:text-style-name="P4" svg:width="3.3701in" svg:height="1.7673in" svg:x="11.5996in" svg:y="0.4083in">
            <text:p text:style-name="P2">Client</text:p>
            <draw:enhanced-geometry svg:viewBox="0 0 21600 21600" draw:type="rectangle" draw:enhanced-path="M 0 0 L 21600 0 21600 21600 0 21600 0 0 Z N"/>
          </draw:custom-shape>
          <draw:line draw:z-index="3" draw:name="Line 1" draw:style-name="gr1" draw:text-style-name="P1" svg:x1="6.4823in" svg:y1="2.2276in" svg:x2="6.4933in" svg:y2="11.3673in">
            <text:p/>
          </draw:line>
          <draw:custom-shape draw:z-index="4" draw:name="Shape 3" draw:style-name="gr4" draw:text-style-name="P5" svg:width="6.363in" svg:height="0.1575in" svg:x="6.8835in" svg:y="4.46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4" draw:style-name="gr5" draw:text-style-name="P1" svg:width="6.3413in" svg:height="0.1047in" svg:x="6.8075in" svg:y="3.3886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5" draw:style-name="gr6" draw:text-style-name="P1" svg:width="6.3413in" svg:height="0.1047in" svg:x="6.8728in" svg:y="7.4252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6" draw:style-name="gr7" draw:text-style-name="P5" svg:width="6.363in" svg:height="0.1575in" svg:x="6.7315in" svg:y="10.3524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7" draw:style-name="gr8" draw:text-style-name="P6" svg:width="1.485in" svg:height="0.4602in" svg:x="9.3217in" svg:y="3.2004in">
            <text:p text:style-name="P2">Operation</text:p>
            <draw:enhanced-geometry svg:viewBox="0 0 21600 21600" draw:type="rectangle" draw:enhanced-path="M 0 0 L 21600 0 21600 21600 0 21600 0 0 Z N"/>
          </draw:custom-shape>
          <draw:custom-shape draw:z-index="9" draw:name="Shape 8" draw:style-name="gr8" draw:text-style-name="P6" svg:width="1.485in" svg:height="0.4602in" svg:x="9.3984in" svg:y="4.3299in">
            <text:p text:style-name="P2">Check result</text:p>
            <draw:enhanced-geometry svg:viewBox="0 0 21600 21600" draw:type="rectangle" draw:enhanced-path="M 0 0 L 21600 0 21600 21600 0 21600 0 0 Z N"/>
          </draw:custom-shape>
          <draw:custom-shape draw:z-index="10" draw:name="Shape 9" draw:style-name="gr8" draw:text-style-name="P6" svg:width="1.485in" svg:height="0.4602in" svg:x="9.3441in" svg:y="7.2677in">
            <text:p text:style-name="P2">Video data</text:p>
            <draw:enhanced-geometry svg:viewBox="0 0 21600 21600" draw:type="rectangle" draw:enhanced-path="M 0 0 L 21600 0 21600 21600 0 21600 0 0 Z N"/>
          </draw:custom-shape>
          <draw:custom-shape draw:z-index="11" draw:name="Shape 10" draw:style-name="gr9" draw:text-style-name="P6" svg:width="1.7016in" svg:height="0.4602in" svg:x="9.2465in" svg:y="10.1965in">
            <text:p text:style-name="P2">Processed video data</text:p>
            <draw:enhanced-geometry svg:viewBox="0 0 21600 21600" draw:type="rectangle" draw:enhanced-path="M 0 0 L 21600 0 21600 21600 0 21600 0 0 Z N"/>
          </draw:custom-shape>
          <draw:custom-shape draw:z-index="12" draw:name="Shape 12" draw:style-name="gr10" draw:text-style-name="P5" svg:width="6.363in" svg:height="0.1575in" svg:x="6.7965in" svg:y="8.3555in">
            <text:p/>
            <draw:enhanced-geometry svg:viewBox="0 0 21600 21600" draw:text-areas="0 ?f0 ?f5 ?f2" draw:type="right-arrow" draw:modifiers="20643.1479304585 7164.08977556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1" draw:style-name="gr8" draw:text-style-name="P6" svg:width="1.485in" svg:height="0.4602in" svg:x="9.3764in" svg:y="8.1878in">
            <text:p text:style-name="P2">Process result</text:p>
            <draw:enhanced-geometry svg:viewBox="0 0 21600 21600" draw:type="rectangle" draw:enhanced-path="M 0 0 L 21600 0 21600 21600 0 21600 0 0 Z N"/>
          </draw:custom-shape>
          <draw:custom-shape draw:z-index="14" draw:name="Shape 13" draw:style-name="gr11" draw:text-style-name="P1" svg:width="6.3413in" svg:height="0.1047in" svg:x="6.8516in" svg:y="6.3689in">
            <text:p/>
            <draw:enhanced-geometry svg:viewBox="0 0 21600 21600" draw:text-areas="?f7 ?f0 21600 ?f2" draw:type="left-arrow" draw:modifiers="1220.26322324311 4287.640449438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4" draw:style-name="gr8" draw:text-style-name="P6" svg:width="1.485in" svg:height="0.4602in" svg:x="9.4209in" svg:y="6.2638in">
            <text:p text:style-name="P2">Video file name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erfac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peratio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on</text:p>
          </table:table-cell>
          <table:table-cell office:value-type="string" calcext:value-type="string">
            <text:p>“compress”</text:p>
          </table:table-cell>
          <table:table-cell office:value-type="string" calcext:value-type="string">
            <text:p>＜動画ファイルを圧縮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resolution“</text:p>
          </table:table-cell>
          <table:table-cell office:value-type="string" calcext:value-type="string">
            <text:p>＜動画の解像度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hange_aspect_ratio“</text:p>
          </table:table-cell>
          <table:table-cell office:value-type="string" calcext:value-type="string">
            <text:p>＜動画の縦横比を変更する＞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“convert_to_audio“</text:p>
          </table:table-cell>
          <table:table-cell office:value-type="string" calcext:value-type="string">
            <text:p>＜動画をオーディオに変換する＞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“trim_by_time_range“</text:p>
          </table:table-cell>
          <table:table-cell office:value-type="string" calcext:value-type="string">
            <text:p>＜時間範囲から GIF や WEBM を作成する＞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press_level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ration=compress</text:p>
          </table:table-cell>
          <table:table-cell/>
          <table:table-cell office:value-type="string" calcext:value-type="string">
            <text:p>＜動画ファイルを圧縮する＞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0.7" calcext:value-type="float">
            <text:p>0.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bitrate = '1M'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ration=compress</text:p>
          </table:table-cell>
          <table:table-cell table:number-columns-repeated="2"/>
          <table:table-cell office:value-type="string" calcext:value-type="string">
            <text:p>ffmpeg.input(input_file).output(output_file, video_bitrate=bitrate).run(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peration=change_resolu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spect_ratio</text:p>
          </table:table-cell>
          <table:table-cell table:number-columns-repeated="2"/>
          <table:table-cell office:value-type="string" calcext:value-type="string">
            <text:p>operation=change_aspect_ratio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heck result / Process res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t</text:p>
          </table:table-cell>
          <table:table-cell office:value-type="string" calcext:value-type="string">
            <text:p>j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正常なコマンドのとき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異常なコマンドのとき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rror_msg</text:p>
          </table:table-cell>
          <table:table-cell office:value-type="string" calcext:value-type="string">
            <text:p>エラーメッセー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generator>LibreOffice/7.3.7.2$Linux_X86_64 LibreOffice_project/30$Build-2</meta:generator>
    <dc:date>2023-11-07T23:10:57.984984573</dc:date>
    <meta:editing-duration>PT18H23M12S</meta:editing-duration>
    <meta:editing-cycles>27</meta:editing-cycles>
    <meta:document-statistic meta:table-count="2" meta:cell-count="51" meta:object-count="16"/>
  </office:meta>
</office:document-meta>
</file>